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b232c" officeooo:paragraph-rsid="001b232c"/>
    </style:style>
    <style:style style:name="P2" style:family="paragraph" style:parent-style-name="Text_20_body">
      <style:text-properties officeooo:paragraph-rsid="001b232c"/>
    </style:style>
    <style:style style:name="P3" style:family="paragraph" style:parent-style-name="Title">
      <style:text-properties officeooo:rsid="001b232c" officeooo:paragraph-rsid="001b232c"/>
    </style:style>
    <style:style style:name="P4" style:family="paragraph" style:parent-style-name="Heading_20_2">
      <style:text-properties officeooo:rsid="001b232c" officeooo:paragraph-rsid="001b232c"/>
    </style:style>
    <style:style style:name="P5" style:family="paragraph" style:parent-style-name="Text_20_body">
      <style:text-properties officeooo:paragraph-rsid="001b232c"/>
    </style:style>
    <style:style style:name="P6" style:family="paragraph" style:parent-style-name="Text_20_body">
      <style:text-properties officeooo:rsid="001be7e6" officeooo:paragraph-rsid="001be7e6"/>
    </style:style>
    <style:style style:name="P7" style:family="paragraph" style:parent-style-name="Text_20_body">
      <style:text-properties officeooo:paragraph-rsid="001be7e6"/>
    </style:style>
    <style:style style:name="P8" style:family="paragraph" style:parent-style-name="Text_20_body">
      <style:text-properties officeooo:rsid="0021c469" officeooo:paragraph-rsid="0021c469"/>
    </style:style>
    <style:style style:name="P9" style:family="paragraph" style:parent-style-name="Text_20_body">
      <style:text-properties officeooo:rsid="00228cba" officeooo:paragraph-rsid="00228cba"/>
    </style:style>
    <style:style style:name="P10" style:family="paragraph" style:parent-style-name="Text_20_body">
      <style:text-properties officeooo:rsid="00241da9" officeooo:paragraph-rsid="00241da9"/>
    </style:style>
    <style:style style:name="P11" style:family="paragraph" style:parent-style-name="Text_20_body">
      <style:text-properties officeooo:rsid="00241da9" officeooo:paragraph-rsid="0025dd9a"/>
    </style:style>
    <style:style style:name="P12" style:family="paragraph" style:parent-style-name="Heading_20_3">
      <style:text-properties officeooo:rsid="001b232c" officeooo:paragraph-rsid="001b232c"/>
    </style:style>
    <style:style style:name="T1" style:family="text">
      <style:text-properties officeooo:rsid="001be7e6"/>
    </style:style>
    <style:style style:name="T2" style:family="text">
      <style:text-properties officeooo:rsid="001ccc10"/>
    </style:style>
    <style:style style:name="T3" style:family="text">
      <style:text-properties officeooo:rsid="001f6094"/>
    </style:style>
    <style:style style:name="T4" style:family="text">
      <style:text-properties officeooo:rsid="001f8a7e"/>
    </style:style>
    <style:style style:name="T5" style:family="text">
      <style:text-properties officeooo:rsid="001fde46"/>
    </style:style>
    <style:style style:name="T6" style:family="text">
      <style:text-properties officeooo:rsid="00210f09"/>
    </style:style>
    <style:style style:name="T7" style:family="text">
      <style:text-properties officeooo:rsid="0022e1b2"/>
    </style:style>
    <style:style style:name="T8" style:family="text">
      <style:text-properties officeooo:rsid="0025d2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tokoll</text:p>
      <text:p text:style-name="P1"/>
      <text:h text:style-name="P4" text:outline-level="2">Teilnehmer:</text:h>
      <text:p text:style-name="P7"><text:span text:style-name="T1">Louisa Spahl<text:line-break/>Tim Hartig<text:line-break/>Fabian Pfaff<text:line-break/>Daniel Hofmeister (Protkollführer)</text:span></text:p>
      <text:h text:style-name="P4" text:outline-level="2">Besprechungspunkte:</text:h>
      <text:p text:style-name="P6">Präsentation "Betrachtung der verschiedenen Cloud Angebote am Markt 1 – SaaS"</text:p>
      <text:p text:style-name="P7"><text:span text:style-name="T1">3. Praktikum</text:span></text:p>
      <text:h text:style-name="P4" text:outline-level="2">Protkollergebniss:</text:h>
      <text:p text:style-name="P2">- <text:span text:style-name="T2">Einführung: Überblick SaaS</text:span></text:p>
      <text:p text:style-name="P2">- <text:span text:style-name="T2">Aufteilung: privat und business Aufteilung</text:span></text:p>
      <text:p text:style-name="P2">- <text:span text:style-name="T3">Business Bereiche: CRM, ERP, Analytics, SCM, (Salesforce, SAP), Crowdfunding</text:span></text:p>
      <text:p text:style-name="P2">- <text:span text:style-name="T4">Private Bereiche: Email, Games, Kalender</text:span></text:p>
      <text:p text:style-name="P2">- <text:span text:style-name="T4">Beides: Mockups, Datastorage</text:span></text:p>
      <text:p text:style-name="P8">- Salesforce/<text:span text:style-name="T8">Chromebox</text:span> genauer vorstellen?</text:p>
      <text:p text:style-name="P2">- <text:span text:style-name="T5">Was vorstellen pro SaaS: Zahlungsoptionen,</text:span></text:p>
      <text:p text:style-name="P2">- <text:span text:style-name="T5">Metaaspekte: Umsatzwicklung von Cloud, Anzahl der Angebote, Generelle Entwicklung</text:span></text:p>
      <text:p text:style-name="P2">- <text:span text:style-name="T6">Handout? Umfragen? Kreuzworträtsel, Wortcloud</text:span></text:p>
      <text:p text:style-name="P2"/>
      <text:p text:style-name="P10">Themaufteilung:</text:p>
      <text:p text:style-name="P10">Cloudangebote für privat: Fabian</text:p>
      <text:p text:style-name="P11">Cloudangebote für Business: Louisa</text:p>
      <text:p text:style-name="P10">Marktentwicklung (Salesforce): Tim</text:p>
      <text:p text:style-name="P10">Einführung: Daniel</text:p>
      <text:p text:style-name="P10"/>
      <text:h text:style-name="P12" text:outline-level="3">Punkte für nächste Besprechung:</text:h>
      <text:p text:style-name="P9">Nächstes Treffen: Mittwoch 29.04.2015 <text:span text:style-name="T7">12</text:span>:<text:span text:style-name="T7">3</text:span>0 <text:s/>11. Stock BT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Header"><text:tab/><text:tab/><text:date style:data-style-name="N84" text:date-value="2015-04-22T09:20:00.681050308" text:fixed="true">2015-04-22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7M54S</meta:editing-duration>
    <meta:editing-cycles>15</meta:editing-cycles>
    <meta:generator>LibreOffice/4.2.7.2$Linux_X86_64 LibreOffice_project/420m0$Build-2</meta:generator>
    <dc:date>2015-04-22T11:15:04.916056549</dc:date>
    <dc:creator>daniel </dc:creator>
    <meta:document-statistic meta:table-count="0" meta:image-count="0" meta:object-count="0" meta:page-count="1" meta:paragraph-count="24" meta:word-count="107" meta:character-count="886" meta:non-whitespace-character-count="799"/>
    <meta:user-defined meta:name="Info 1"/>
    <meta:user-defined meta:name="Info 2"/>
    <meta:user-defined meta:name="Info 3"/>
    <meta:user-defined meta:name="Info 4"/>
  </office:meta>
</office:document-meta>
</file>